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C400000C93F61A27B62264CDF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385" officeooo:paragraph-rsid="000143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57cm" fo:min-width="8.3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document texte avec des <text:a xlink:type="simple" xlink:href="http://wikipedia.org/" text:style-name="Internet_20_link" text:visited-style-name="Visited_20_Internet_20_Link">lien</text:a> et des images…</text:p>
      <text:p text:style-name="P1"/>
      <text:p text:style-name="P1"><draw:frame draw:style-name="fr1" draw:name="Image1" text:anchor-type="paragraph" svg:width="17cm" svg:height="12.749cm" draw:z-index="1"><draw:image xlink:href="Pictures/10000000000010C400000C93F61A27B62264CDF0.jpg" xlink:type="simple" xlink:show="embed" xlink:actuate="onLoad" loext:mime-type="image/jpeg"/></draw:frame></text:p>
      <text:p text:style-name="P1"/>
      <text:p text:style-name="P1"/>
      <text:p text:style-name="P1"><draw:custom-shape text:anchor-type="paragraph" draw:z-index="0" draw:name="Forme1" draw:style-name="gr1" svg:width="9.526cm" svg:height="4.71cm" svg:x="2.335cm" svg:y="0.85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d </meta:initial-creator>
    <meta:creation-date>2019-05-20T09:54:42.769239692</meta:creation-date>
    <dc:date>2019-05-20T09:59:14.723351863</dc:date>
    <dc:creator>laurentd </dc:creator>
    <meta:editing-duration>PT4M32S</meta:editing-duration>
    <meta:editing-cycles>1</meta:editing-cycles>
    <meta:document-statistic meta:table-count="0" meta:image-count="1" meta:object-count="0" meta:page-count="1" meta:paragraph-count="1" meta:word-count="9" meta:character-count="46" meta:non-whitespace-character-count="38"/>
    <meta:generator>LibreOffice/6.2.3.2$Linux_X86_64 LibreOffice_project/20$Build-2</meta:generator>
  </office:meta>
</office:document-meta>
</file>